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paragraph-rsid="001a9975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Text_20_body" style:list-style-name="L1">
      <style:text-properties fo:font-weight="bold" style:font-weight-asian="bold" style:font-weight-complex="bold"/>
    </style:style>
    <style:style style:name="P5" style:family="paragraph" style:parent-style-name="Text_20_body" style:list-style-name="L1">
      <style:text-properties fo:font-weight="bold" officeooo:paragraph-rsid="001a9975" style:font-weight-asian="bold" style:font-weight-complex="bold"/>
    </style:style>
    <style:style style:name="P6" style:family="paragraph" style:parent-style-name="Text_20_body">
      <style:paragraph-properties fo:margin-top="0cm" fo:margin-bottom="0cm" loext:contextual-spacing="false"/>
    </style:style>
    <style:style style:name="P7" style:family="paragraph" style:parent-style-name="Text_20_body" style:list-style-name="L1">
      <style:paragraph-properties fo:margin-top="0cm" fo:margin-bottom="0cm" loext:contextual-spacing="false"/>
      <style:text-properties fo:font-weight="bold" style:font-weight-asian="bold" style:font-weight-complex="bold"/>
    </style:style>
    <style:style style:name="P8" style:family="paragraph" style:parent-style-name="Text_20_body">
      <style:paragraph-properties fo:margin-top="0cm" fo:margin-bottom="0cm" loext:contextual-spacing="false"/>
      <style:text-properties fo:font-weight="normal" style:font-weight-asian="normal" style:font-weight-complex="normal"/>
    </style:style>
    <style:style style:name="P9" style:family="paragraph" style:parent-style-name="Standard">
      <style:text-properties fo:font-weight="normal" style:font-weight-asian="normal" style:font-weight-complex="normal"/>
    </style:style>
    <style:style style:name="P10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9pt"/>
    </style:style>
    <style:style style:name="P11" style:family="paragraph" style:parent-style-name="Preformatted_20_Text" style:list-style-name="L1">
      <style:text-properties fo:color="#a9b7c6" style:font-name="DejaVu Sans Mono" fo:font-size="9pt" fo:font-weight="bold" style:font-weight-asian="bold" style:font-weight-complex="bold"/>
    </style:style>
    <style:style style:name="P12" style:family="paragraph" style:parent-style-name="Preformatted_20_Text" style:list-style-name="L1">
      <style:text-properties fo:color="#a9b7c6" style:font-name="DejaVu Sans Mono" fo:font-size="9pt" fo:font-weight="bold" officeooo:paragraph-rsid="001beda4" style:font-weight-asian="bold" style:font-weight-complex="bold"/>
    </style:style>
    <style:style style:name="P13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9pt" officeooo:paragraph-rsid="001beda4"/>
    </style:style>
    <style:style style:name="P14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15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officeooo:paragraph-rsid="001beda4"/>
    </style:style>
    <style:style style:name="P16" style:family="paragraph" style:parent-style-name="Preformatted_20_Text">
      <loext:graphic-properties draw:fill="solid" draw:fill-color="#2b2b2b" draw:opacity="100%"/>
      <style:paragraph-properties fo:background-color="#2b2b2b"/>
      <style:text-properties fo:color="#cc7832"/>
    </style:style>
    <style:style style:name="P17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DejaVu Sans Mono" fo:font-size="9pt"/>
    </style:style>
    <style:style style:name="P18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DejaVu Sans Mono" fo:font-size="9pt" fo:font-weight="bold" officeooo:paragraph-rsid="001beda4" style:font-weight-asian="bold" style:font-weight-complex="bold"/>
    </style:style>
    <style:style style:name="T1" style:family="text">
      <style:text-properties officeooo:rsid="001a997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a9975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cc7832"/>
    </style:style>
    <style:style style:name="T6" style:family="text">
      <style:text-properties fo:color="#cc7832" style:font-name="DejaVu Sans Mono" fo:font-size="9pt"/>
    </style:style>
    <style:style style:name="T7" style:family="text">
      <style:text-properties fo:color="#cc7832" style:font-name="DejaVu Sans Mono" fo:font-size="9pt" fo:font-weight="normal" style:font-weight-asian="normal" style:font-weight-complex="normal"/>
    </style:style>
    <style:style style:name="T8" style:family="text">
      <style:text-properties style:font-name="DejaVu Sans Mono" fo:font-size="9pt"/>
    </style:style>
    <style:style style:name="T9" style:family="text">
      <style:text-properties style:font-name="DejaVu Sans Mono" fo:font-size="9pt" fo:font-style="italic"/>
    </style:style>
    <style:style style:name="T10" style:family="text">
      <style:text-properties fo:color="#ffc66d" style:font-name="DejaVu Sans Mono" fo:font-size="9pt"/>
    </style:style>
    <style:style style:name="T11" style:family="text">
      <style:text-properties fo:color="#9876aa" style:font-name="DejaVu Sans Mono" fo:font-size="9pt"/>
    </style:style>
    <style:style style:name="T12" style:family="text">
      <style:text-properties fo:color="#9876aa" style:font-name="DejaVu Sans Mono" fo:font-size="9pt" fo:font-style="italic"/>
    </style:style>
    <style:style style:name="T13" style:family="text">
      <style:text-properties fo:color="#6897bb" style:font-name="DejaVu Sans Mono" fo:font-size="9pt"/>
    </style:style>
    <style:style style:name="T14" style:family="text">
      <style:text-properties fo:color="#6a8759" style:font-name="DejaVu Sans Mono" fo:font-size="9pt"/>
    </style:style>
    <style:style style:name="T15" style:family="text">
      <style:text-properties fo:color="#a9b7c6" style:font-name="DejaVu Sans Mono" fo:font-size="9pt"/>
    </style:style>
    <style:style style:name="T16" style:family="text">
      <style:text-properties fo:color="#a9b7c6" style:font-name="DejaVu Sans Mono" fo:font-size="9pt"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span text:style-name="T3">Assignment(JAVA-8)</text:span></text:p>
      <text:p text:style-name="P9"/>
      <text:p text:style-name="P9"/>
      <text:p text:style-name="P2"><text:s text:c="6"/><text:span text:style-name="T3">1.</text:span><text:span text:style-name="T2">Write the following a functional interface and implement it using lambda: </text:span></text:p>
      <text:list xml:id="list1667031816" text:style-name="L1">
        <text:list-item>
          <text:list>
            <text:list-item>
              <text:p text:style-name="P7">(1) First number is greater than second number or not Parameter (int ,int ) Return boolean </text:p>
            </text:list-item>
            <text:list-item>
              <text:p text:style-name="P7">(2) Increment the number by 1 and return incremented value <text:span text:style-name="T1">P</text:span>arameter (int) Return int </text:p>
            </text:list-item>
            <text:list-item>
              <text:p text:style-name="P7">(3) Concatination of 2 string Parameter (String , String ) Return (String) </text:p>
            </text:list-item>
            <text:list-item>
              <text:p text:style-name="P7">(4) Convert a string to uppercase and return .Parameter (String) Return (String) .</text:p>
            </text:list-item>
          </text:list>
        </text:list-item>
      </text:list>
      <text:p text:style-name="P8"/>
      <text:p text:style-name="P6"><text:span text:style-name="T6">import </text:span><text:span text:style-name="T15">java.util.*</text:span><text:span text:style-name="T6">;</text:span></text:p>
      <text:p text:style-name="P10"><text:span text:style-name="T5">interface </text:span>Check</text:p>
      <text:p text:style-name="P10">{</text:p>
      <text:p text:style-name="P14"><text:s text:c="4"/><text:span text:style-name="T6">boolean </text:span><text:span text:style-name="T10">isGreater</text:span><text:span text:style-name="T8">(</text:span><text:span text:style-name="T6">int </text:span><text:span text:style-name="T8">a</text:span><text:span text:style-name="T6">,int </text:span><text:span text:style-name="T8">b)</text:span><text:span text:style-name="T6">;</text:span></text:p>
      <text:p text:style-name="P10">}</text:p>
      <text:p text:style-name="P10"><text:span text:style-name="T5">interface </text:span>Increment</text:p>
      <text:p text:style-name="P10">{</text:p>
      <text:p text:style-name="P14"><text:s text:c="4"/><text:span text:style-name="T6">int </text:span><text:span text:style-name="T10">increase</text:span><text:span text:style-name="T8">(</text:span><text:span text:style-name="T6">int </text:span><text:span text:style-name="T8">c)</text:span><text:span text:style-name="T6">;</text:span></text:p>
      <text:p text:style-name="P10">}</text:p>
      <text:p text:style-name="P10"><text:span text:style-name="T5">interface </text:span>Concat</text:p>
      <text:p text:style-name="P10">{</text:p>
      <text:p text:style-name="P14"><text:s text:c="4"/><text:span text:style-name="T8">String </text:span><text:span text:style-name="T10">concancate</text:span><text:span text:style-name="T8">(String s1</text:span><text:span text:style-name="T6">,</text:span><text:span text:style-name="T8">String s2)</text:span><text:span text:style-name="T6">;</text:span></text:p>
      <text:p text:style-name="P10">}</text:p>
      <text:p text:style-name="P10"><text:span text:style-name="T5">interface </text:span>Change</text:p>
      <text:p text:style-name="P10">{</text:p>
      <text:p text:style-name="P14"><text:s text:c="4"/><text:span text:style-name="T8">String </text:span><text:span text:style-name="T10">convert</text:span><text:span text:style-name="T8">(String s)</text:span><text:span text:style-name="T6">;</text:span></text:p>
      <text:p text:style-name="P10">}</text:p>
      <text:p text:style-name="P10"><text:span text:style-name="T5">public class </text:span>Greater {</text:p>
      <text:p text:style-name="P14"><text:s text:c="4"/><text:span text:style-name="T6">public static void </text:span><text:span text:style-name="T10">main</text:span><text:span text:style-name="T8">(String[] args) {</text:span></text:p>
      <text:p text:style-name="P14"><text:s text:c="8"/><text:span text:style-name="T8">Check cal = (a</text:span><text:span text:style-name="T6">, </text:span><text:span text:style-name="T8">b) -&gt; {</text:span></text:p>
      <text:p text:style-name="P14"><text:s text:c="12"/><text:span text:style-name="T6">if </text:span><text:span text:style-name="T8">(a &gt; b)</text:span></text:p>
      <text:p text:style-name="P14"><text:s text:c="16"/><text:span text:style-name="T6">return true;</text:span></text:p>
      <text:p text:style-name="P16"><text:s text:c="12"/><text:span text:style-name="T8">else</text:span></text:p>
      <text:p text:style-name="P16"><text:s text:c="16"/><text:span text:style-name="T8">return false;</text:span></text:p>
      <text:p text:style-name="P14"><text:span text:style-name="T5"><text:s text:c="8"/></text:span><text:span text:style-name="T8">}</text:span><text:span text:style-name="T6">;</text:span></text:p>
      <text:p text:style-name="P14"><text:span text:style-name="T5"><text:s text:c="8"/></text:span><text:span text:style-name="T8">System.</text:span><text:span text:style-name="T12">out</text:span><text:span text:style-name="T8">.println(cal.isGreater(</text:span><text:span text:style-name="T13">6</text:span><text:span text:style-name="T6">, </text:span><text:span text:style-name="T13">7</text:span><text:span text:style-name="T8">))</text:span><text:span text:style-name="T6">;</text:span></text:p>
      <text:p text:style-name="P14"><text:span text:style-name="T5"><text:s text:c="8"/></text:span><text:span text:style-name="T8">Increment inc = c -&gt; c + </text:span><text:span text:style-name="T13">1</text:span><text:span text:style-name="T6">;</text:span></text:p>
      <text:p text:style-name="P14"><text:span text:style-name="T5"><text:s text:c="8"/></text:span><text:span text:style-name="T8">System.</text:span><text:span text:style-name="T12">out</text:span><text:span text:style-name="T8">.println(inc.increase(</text:span><text:span text:style-name="T13">5</text:span><text:span text:style-name="T8">))</text:span><text:span text:style-name="T6">;</text:span></text:p>
      <text:p text:style-name="P14"><text:span text:style-name="T5"><text:s text:c="8"/></text:span><text:span text:style-name="T8">Concat concat = (String s1</text:span><text:span text:style-name="T6">, </text:span><text:span text:style-name="T8">String s2) -&gt; s1 + s2</text:span><text:span text:style-name="T6">;</text:span></text:p>
      <text:p text:style-name="P14"><text:span text:style-name="T5"><text:s text:c="8"/></text:span><text:span text:style-name="T8">System.</text:span><text:span text:style-name="T12">out</text:span><text:span text:style-name="T8">.println(concat.concancate(</text:span><text:span text:style-name="T14">"Deepshikha"</text:span><text:span text:style-name="T6">, </text:span><text:span text:style-name="T14">"Yadav"</text:span><text:span text:style-name="T8">))</text:span><text:span text:style-name="T6">;</text:span></text:p>
      <text:p text:style-name="P14"><text:span text:style-name="T5"><text:s text:c="8"/></text:span><text:span text:style-name="T8">Change change = s -&gt; s.toUpperCase()</text:span><text:span text:style-name="T6">;</text:span></text:p>
      <text:p text:style-name="P14"><text:span text:style-name="T5"><text:s text:c="8"/></text:span><text:span text:style-name="T8">System.</text:span><text:span text:style-name="T12">out</text:span><text:span text:style-name="T8">.println(change.convert(</text:span><text:span text:style-name="T14">"deepshikha"</text:span><text:span text:style-name="T8">))</text:span><text:span text:style-name="T6">;</text:span></text:p>
      <text:p text:style-name="P14"><text:span text:style-name="T5"><text:s text:c="4"/></text:span><text:span text:style-name="T8">}</text:span></text:p>
      <text:p text:style-name="P17">}</text:p>
      <text:p text:style-name="P8"/>
      <text:list xml:id="list161057100349935" text:continue-numbering="true" text:style-name="L1">
        <text:list-item>
          <text:p text:style-name="P5">Create a functional interface whose method takes 2 integers and return one integer.</text:p>
          <text:p text:style-name="P1"><text:span text:style-name="T6">interface </text:span><text:span text:style-name="T15">OneValue</text:span></text:p>
        </text:list-item>
      </text:list>
      <text:p text:style-name="P10">{</text:p>
      <text:p text:style-name="P14"><text:s text:c="4"/><text:span text:style-name="T6">int </text:span><text:span text:style-name="T10">one</text:span><text:span text:style-name="T8">(</text:span><text:span text:style-name="T6">int </text:span><text:span text:style-name="T8">a</text:span><text:span text:style-name="T6">,int </text:span><text:span text:style-name="T8">b)</text:span><text:span text:style-name="T6">;</text:span></text:p>
      <text:p text:style-name="P10">}</text:p>
      <text:p text:style-name="P10"><text:span text:style-name="T5">public class </text:span>One</text:p>
      <text:p text:style-name="P10">{</text:p>
      <text:p text:style-name="P14"><text:s text:c="4"/><text:span text:style-name="T6">public static void </text:span><text:span text:style-name="T10">main</text:span><text:span text:style-name="T8">(String[] args) {</text:span></text:p>
      <text:p text:style-name="P14"><text:s text:c="8"/><text:span text:style-name="T8">OneValue oneValue=( a</text:span><text:span text:style-name="T6">, <text:s/></text:span><text:span text:style-name="T8">b)-&gt; a</text:span><text:span text:style-name="T6">;</text:span></text:p>
      <text:p text:style-name="P14"><text:span text:style-name="T5"><text:s text:c="8"/></text:span><text:span text:style-name="T8">System.</text:span><text:span text:style-name="T12">out</text:span><text:span text:style-name="T8">.println(oneValue.one(</text:span><text:span text:style-name="T13">3</text:span><text:span text:style-name="T6">,</text:span><text:span text:style-name="T13">4</text:span><text:span text:style-name="T8">))</text:span><text:span text:style-name="T6">;</text:span></text:p>
      <text:p text:style-name="P14"><text:span text:style-name="T5"><text:s text:c="4"/></text:span><text:span text:style-name="T8">}</text:span></text:p>
      <text:p text:style-name="P17">}</text:p>
      <text:p text:style-name="Text_20_body"><text:soft-page-break/></text:p>
      <text:list xml:id="list161058773109183" text:continue-numbering="true" text:style-name="L1">
        <text:list-item>
          <text:p text:style-name="P4">Using (instance) Method reference create and apply add and subtract method and using (Static) Method reference create and apply multiplication method for the functional interface created.</text:p>
        </text:list-item>
      </text:list>
      <text:p text:style-name="P3"/>
      <text:p text:style-name="Text_20_body"><text:span text:style-name="T2"><text:tab/></text:span><text:span text:style-name="T6">interface </text:span><text:span text:style-name="T15">Calculation{</text:span></text:p>
      <text:p text:style-name="P14"><text:s text:c="4"/><text:span text:style-name="T6">int </text:span><text:span text:style-name="T10">calculate</text:span><text:span text:style-name="T8">(</text:span><text:span text:style-name="T6">int </text:span><text:span text:style-name="T8">a</text:span><text:span text:style-name="T6">, int </text:span><text:span text:style-name="T8">b)</text:span><text:span text:style-name="T6">;</text:span></text:p>
      <text:p text:style-name="P10">}</text:p>
      <text:p text:style-name="P10"><text:span text:style-name="T5">public class </text:span>Q3 {</text:p>
      <text:p text:style-name="P14"><text:s text:c="4"/><text:span text:style-name="T6">int </text:span><text:span text:style-name="T10">add</text:span><text:span text:style-name="T8">(</text:span><text:span text:style-name="T6">int </text:span><text:span text:style-name="T8">a</text:span><text:span text:style-name="T6">, int </text:span><text:span text:style-name="T8">b){</text:span></text:p>
      <text:p text:style-name="P14"><text:s text:c="8"/><text:span text:style-name="T6">return </text:span><text:span text:style-name="T8">a+b</text:span><text:span text:style-name="T6">;</text:span></text:p>
      <text:p text:style-name="P14"><text:span text:style-name="T5"><text:s text:c="4"/></text:span><text:span text:style-name="T8">}</text:span></text:p>
      <text:p text:style-name="P14"><text:s text:c="4"/><text:span text:style-name="T6">int </text:span><text:span text:style-name="T10">subtract</text:span><text:span text:style-name="T8">(</text:span><text:span text:style-name="T6">int </text:span><text:span text:style-name="T8">a</text:span><text:span text:style-name="T6">, int </text:span><text:span text:style-name="T8">b){</text:span></text:p>
      <text:p text:style-name="P14"><text:s text:c="8"/><text:span text:style-name="T6">return </text:span><text:span text:style-name="T8">a-b</text:span><text:span text:style-name="T6">;</text:span></text:p>
      <text:p text:style-name="P14"><text:span text:style-name="T5"><text:s text:c="4"/></text:span><text:span text:style-name="T8">}</text:span></text:p>
      <text:p text:style-name="P14"><text:s text:c="4"/><text:span text:style-name="T6">static int </text:span><text:span text:style-name="T10">multiply</text:span><text:span text:style-name="T8">(</text:span><text:span text:style-name="T6">int </text:span><text:span text:style-name="T8">a</text:span><text:span text:style-name="T6">, int </text:span><text:span text:style-name="T8">b){</text:span></text:p>
      <text:p text:style-name="P14"><text:s text:c="8"/><text:span text:style-name="T6">return </text:span><text:span text:style-name="T8">a*b</text:span><text:span text:style-name="T6">;</text:span></text:p>
      <text:p text:style-name="P14"><text:span text:style-name="T5"><text:s text:c="4"/></text:span><text:span text:style-name="T8">}</text:span></text:p>
      <text:p text:style-name="P14"><text:s text:c="4"/><text:span text:style-name="T6">public static void </text:span><text:span text:style-name="T10">main</text:span><text:span text:style-name="T8">(String[] args) {</text:span></text:p>
      <text:p text:style-name="P14"><text:s text:c="8"/><text:span text:style-name="T8">Calculation add = </text:span><text:span text:style-name="T6">new </text:span><text:span text:style-name="T8">Q3()::add</text:span><text:span text:style-name="T6">;</text:span></text:p>
      <text:p text:style-name="P14"><text:span text:style-name="T5"><text:s text:c="8"/></text:span><text:span text:style-name="T8">System.</text:span><text:span text:style-name="T12">out</text:span><text:span text:style-name="T8">.println(</text:span><text:span text:style-name="T14">"The addition is:"</text:span><text:span text:style-name="T8">+add.calculate(</text:span><text:span text:style-name="T13">2</text:span><text:span text:style-name="T6">,</text:span><text:span text:style-name="T13">3</text:span><text:span text:style-name="T8">))</text:span><text:span text:style-name="T6">;</text:span></text:p>
      <text:p text:style-name="P14"><text:span text:style-name="T5"><text:s text:c="8"/></text:span><text:span text:style-name="T8">Calculation subtract = </text:span><text:span text:style-name="T6">new </text:span><text:span text:style-name="T8">Q3()::subtract</text:span><text:span text:style-name="T6">;</text:span></text:p>
      <text:p text:style-name="P14"><text:span text:style-name="T5"><text:s text:c="8"/></text:span><text:span text:style-name="T8">System.</text:span><text:span text:style-name="T12">out</text:span><text:span text:style-name="T8">.println(</text:span><text:span text:style-name="T14">"The subtraction is: "</text:span><text:span text:style-name="T8">+subtract.calculate(</text:span><text:span text:style-name="T13">4</text:span><text:span text:style-name="T6">,</text:span><text:span text:style-name="T13">2</text:span><text:span text:style-name="T8">))</text:span><text:span text:style-name="T6">;</text:span></text:p>
      <text:p text:style-name="P14"><text:span text:style-name="T5"><text:s text:c="8"/></text:span><text:span text:style-name="T8">Calculation multiply = Q3::</text:span><text:span text:style-name="T9">multiply</text:span><text:span text:style-name="T6">;</text:span></text:p>
      <text:p text:style-name="P14"><text:span text:style-name="T5"><text:s text:c="8"/></text:span><text:span text:style-name="T8">System.</text:span><text:span text:style-name="T12">out</text:span><text:span text:style-name="T8">.println(</text:span><text:span text:style-name="T14">"The multiplication is: "</text:span><text:span text:style-name="T8">+multiply.calculate(</text:span><text:span text:style-name="T13">2</text:span><text:span text:style-name="T6">,</text:span><text:span text:style-name="T13">3</text:span><text:span text:style-name="T8">))</text:span><text:span text:style-name="T6">;</text:span></text:p>
      <text:p text:style-name="P14"><text:span text:style-name="T5"><text:s text:c="4"/></text:span><text:span text:style-name="T8">}</text:span></text:p>
      <text:p text:style-name="P17">}</text:p>
      <text:p text:style-name="P3"/>
      <text:p text:style-name="Text_20_body"><text:tab/><text:tab/></text:p>
      <text:p text:style-name="Text_20_body"/>
      <text:list xml:id="list161056747550785" text:continue-numbering="true" text:style-name="L1">
        <text:list-item>
          <text:p text:style-name="P7">Create an Employee Class with instance variables (String) name, (Integer)age, (String)city and get the instance of the Class using constructor reference.<text:tab/></text:p>
        </text:list-item>
      </text:list>
      <text:p text:style-name="P6"><text:tab/></text:p>
      <text:p text:style-name="P6"/>
      <text:p text:style-name="P6"><text:tab/><text:span text:style-name="T6">interface </text:span><text:span text:style-name="T15">EmployeeFactory</text:span></text:p>
      <text:p text:style-name="P10">{</text:p>
      <text:p text:style-name="P14"><text:s text:c="4"/><text:span text:style-name="T8">EmployeeDemo </text:span><text:span text:style-name="T10">getEmployee</text:span><text:span text:style-name="T8">(String name</text:span><text:span text:style-name="T6">,</text:span><text:span text:style-name="T8">String cityname</text:span><text:span text:style-name="T6">,</text:span><text:span text:style-name="T8">Integer age)</text:span><text:span text:style-name="T6">;</text:span></text:p>
      <text:p text:style-name="P10">}</text:p>
      <text:p text:style-name="P10"><text:span text:style-name="T5">public class </text:span>EmployeeDemo</text:p>
      <text:p text:style-name="P10">{</text:p>
      <text:p text:style-name="P14"><text:s text:c="4"/><text:span text:style-name="T8">String </text:span><text:span text:style-name="T11">name</text:span><text:span text:style-name="T6">;</text:span></text:p>
      <text:p text:style-name="P14"><text:span text:style-name="T5"><text:s text:c="4"/></text:span><text:span text:style-name="T8">String </text:span><text:span text:style-name="T11">cityname</text:span><text:span text:style-name="T6">;</text:span></text:p>
      <text:p text:style-name="P14"><text:span text:style-name="T5"><text:s text:c="4"/></text:span><text:span text:style-name="T8">Integer </text:span><text:span text:style-name="T11">age</text:span><text:span text:style-name="T6">;</text:span></text:p>
      <text:p text:style-name="P14"><text:span text:style-name="T5"><text:s text:c="4"/></text:span><text:span text:style-name="T10">EmployeeDemo</text:span><text:span text:style-name="T8">(String name</text:span><text:span text:style-name="T6">,</text:span><text:span text:style-name="T8">String cityname</text:span><text:span text:style-name="T6">,</text:span><text:span text:style-name="T8">Integer age)</text:span></text:p>
      <text:p text:style-name="P14"><text:s text:c="4"/><text:span text:style-name="T8">{</text:span></text:p>
      <text:p text:style-name="P14"><text:s text:c="8"/><text:span text:style-name="T6">this</text:span><text:span text:style-name="T8">.</text:span><text:span text:style-name="T11">name</text:span><text:span text:style-name="T8">=name</text:span><text:span text:style-name="T6">;</text:span></text:p>
      <text:p text:style-name="P14"><text:span text:style-name="T5"><text:s text:c="8"/></text:span><text:span text:style-name="T6">this</text:span><text:span text:style-name="T8">.</text:span><text:span text:style-name="T11">cityname</text:span><text:span text:style-name="T8">=cityname</text:span><text:span text:style-name="T6">;</text:span></text:p>
      <text:p text:style-name="P14"><text:span text:style-name="T5"><text:s text:c="8"/></text:span><text:span text:style-name="T6">this</text:span><text:span text:style-name="T8">.</text:span><text:span text:style-name="T11">age</text:span><text:span text:style-name="T8">=age</text:span><text:span text:style-name="T6">;</text:span></text:p>
      <text:p text:style-name="P14"><text:span text:style-name="T5"><text:s text:c="4"/></text:span><text:span text:style-name="T8">}</text:span></text:p>
      <text:p text:style-name="P14"><text:s text:c="4"/><text:span text:style-name="T6">public </text:span><text:span text:style-name="T8">String </text:span><text:span text:style-name="T10">toString</text:span><text:span text:style-name="T8">() {</text:span></text:p>
      <text:p text:style-name="P14"><text:s text:c="8"/><text:span text:style-name="T6">return </text:span><text:span text:style-name="T14">"Name: '" </text:span><text:span text:style-name="T8">+ </text:span><text:span text:style-name="T6">this</text:span><text:span text:style-name="T8">.</text:span><text:span text:style-name="T11">name </text:span><text:span text:style-name="T8">+ </text:span><text:span text:style-name="T14">"', CityName: '" </text:span><text:span text:style-name="T8">+ </text:span><text:span text:style-name="T6">this</text:span><text:span text:style-name="T8">.</text:span><text:span text:style-name="T11">cityname </text:span><text:span text:style-name="T8">+ </text:span><text:span text:style-name="T14">"', Age: '" </text:span><text:span text:style-name="T8">+ </text:span><text:span text:style-name="T6">this</text:span><text:span text:style-name="T8">.</text:span><text:span text:style-name="T11">age </text:span><text:span text:style-name="T8">+ </text:span><text:span text:style-name="T14">"'"</text:span><text:span text:style-name="T6">;</text:span></text:p>
      <text:p text:style-name="P14"><text:span text:style-name="T5"><text:s text:c="4"/></text:span><text:span text:style-name="T8">}</text:span></text:p>
      <text:p text:style-name="P14"><text:s text:c="4"/><text:span text:style-name="T6">public static void </text:span><text:span text:style-name="T10">main</text:span><text:span text:style-name="T8">(String[] args) {</text:span></text:p>
      <text:p text:style-name="P14"><text:s text:c="8"/><text:span text:style-name="T8">EmployeeFactory employeeFactory=EmployeeDemo::</text:span><text:span text:style-name="T6">new;</text:span></text:p>
      <text:p text:style-name="P14"><text:span text:style-name="T5"><text:s text:c="8"/></text:span><text:span text:style-name="T8">System.</text:span><text:span text:style-name="T12">out</text:span><text:span text:style-name="T8">.println(employeeFactory.getEmployee(</text:span><text:span text:style-name="T14">"Deepshikha"</text:span><text:span text:style-name="T6">,</text:span><text:span text:style-name="T14">"Bareilly"</text:span><text:span text:style-name="T6">,</text:span><text:span text:style-name="T13">21</text:span><text:span text:style-name="T8">))</text:span><text:span text:style-name="T6">;</text:span></text:p>
      <text:p text:style-name="P14"><text:span text:style-name="T5"><text:s text:c="4"/></text:span><text:span text:style-name="T8">}</text:span></text:p>
      <text:p text:style-name="P17">}</text:p>
      <text:p text:style-name="P6"><text:soft-page-break/></text:p>
      <text:p text:style-name="P6"/>
      <text:p text:style-name="P6"/>
      <text:list xml:id="list161056947658664" text:continue-numbering="true" text:style-name="L1">
        <text:list-item>
          <text:p text:style-name="P4">Implement following functional interfaces from java.util.function using lambdas:</text:p>
          <text:list>
            <text:list-item>
              <text:p text:style-name="P4">(1) Consumer</text:p>
            </text:list-item>
            <text:list-item>
              <text:p text:style-name="P4">(2) Supplier</text:p>
            </text:list-item>
            <text:list-item>
              <text:p text:style-name="P4">(3) Predicate</text:p>
            </text:list-item>
            <text:list-item>
              <text:p text:style-name="P4">(4) Function</text:p>
            </text:list-item>
          </text:list>
        </text:list-item>
      </text:list>
      <text:p text:style-name="Text_20_body"/>
      <text:p text:style-name="Text_20_body"><text:tab/><text:span text:style-name="T6">import </text:span><text:span text:style-name="T15">java.util.function.*</text:span><text:span text:style-name="T6">;</text:span></text:p>
      <text:p text:style-name="P10"><text:span text:style-name="T5">public class </text:span>ConsumerDemo</text:p>
      <text:p text:style-name="P10">{</text:p>
      <text:p text:style-name="P14"><text:s text:c="4"/><text:span text:style-name="T6">public static void </text:span><text:span text:style-name="T10">main</text:span><text:span text:style-name="T8">(String[] args) {</text:span></text:p>
      <text:p text:style-name="P14"><text:s text:c="8"/><text:span text:style-name="T8">Consumer&lt;String&gt; consumer=str-&gt; System.</text:span><text:span text:style-name="T12">out</text:span><text:span text:style-name="T8">.println(</text:span><text:span text:style-name="T14">"Consumer: "</text:span><text:span text:style-name="T8">+str)</text:span><text:span text:style-name="T6">;</text:span></text:p>
      <text:p text:style-name="P14"><text:span text:style-name="T5"><text:s text:c="8"/></text:span><text:span text:style-name="T8">consumer.accept(</text:span><text:span text:style-name="T14">"Deepshikha"</text:span><text:span text:style-name="T8">)</text:span><text:span text:style-name="T6">;</text:span></text:p>
      <text:p text:style-name="P14"><text:span text:style-name="T5"><text:s text:c="8"/></text:span><text:span text:style-name="T8">Supplier&lt;String&gt; supplier=()-&gt;</text:span><text:span text:style-name="T14">"Deepshikha"</text:span><text:span text:style-name="T6">;</text:span></text:p>
      <text:p text:style-name="P14"><text:span text:style-name="T5"><text:s text:c="8"/></text:span><text:span text:style-name="T8">System.</text:span><text:span text:style-name="T12">out</text:span><text:span text:style-name="T8">.println(</text:span><text:span text:style-name="T14">"Supplier: "</text:span><text:span text:style-name="T8">+supplier.get())</text:span><text:span text:style-name="T6">;</text:span></text:p>
      <text:p text:style-name="P14"><text:span text:style-name="T5"><text:s text:c="8"/></text:span><text:span text:style-name="T8">Predicate&lt;Integer&gt; predicate= i-&gt; i&gt;</text:span><text:span text:style-name="T13">5</text:span><text:span text:style-name="T6">;</text:span></text:p>
      <text:p text:style-name="P14"><text:span text:style-name="T5"><text:s text:c="8"/></text:span><text:span text:style-name="T8">System.</text:span><text:span text:style-name="T12">out</text:span><text:span text:style-name="T8">.println(</text:span><text:span text:style-name="T14">"Predicate: "</text:span><text:span text:style-name="T8">+predicate.test(</text:span><text:span text:style-name="T13">10</text:span><text:span text:style-name="T8">))</text:span><text:span text:style-name="T6">;</text:span></text:p>
      <text:p text:style-name="P14"><text:span text:style-name="T5"><text:s text:c="8"/></text:span><text:span text:style-name="T8">BiFunction&lt;Integer</text:span><text:span text:style-name="T6">,</text:span><text:span text:style-name="T8">Integer</text:span><text:span text:style-name="T6">,</text:span><text:span text:style-name="T8">Integer&gt; multiply= (a</text:span><text:span text:style-name="T6">,</text:span><text:span text:style-name="T8">b)-&gt; a*b</text:span><text:span text:style-name="T6">;</text:span></text:p>
      <text:p text:style-name="P14"><text:span text:style-name="T5"><text:s text:c="8"/></text:span><text:span text:style-name="T8">System.</text:span><text:span text:style-name="T12">out</text:span><text:span text:style-name="T8">.println(</text:span><text:span text:style-name="T14">"Function: "</text:span><text:span text:style-name="T8">+multiply.apply(</text:span><text:span text:style-name="T13">3</text:span><text:span text:style-name="T6">,</text:span><text:span text:style-name="T13">4</text:span><text:span text:style-name="T8">))</text:span><text:span text:style-name="T6">;</text:span></text:p>
      <text:p text:style-name="P14"><text:span text:style-name="T5"><text:s text:c="4"/></text:span><text:span text:style-name="T8">}</text:span></text:p>
      <text:p text:style-name="P17">}</text:p>
      <text:p text:style-name="Text_20_body"/>
      <text:list xml:id="list161058213386488" text:continue-numbering="true" text:style-name="L1">
        <text:list-item>
          <text:p text:style-name="P4">Create and access default and static method of an interface.</text:p>
        </text:list-item>
      </text:list>
      <text:p text:style-name="P3"><text:span text:style-name="T4"><text:tab/></text:span></text:p>
      <text:p text:style-name="Text_20_body"><text:span text:style-name="T4"><text:tab/></text:span><text:span text:style-name="T7">interface </text:span><text:span text:style-name="T16">inter1 {</text:span></text:p>
      <text:p text:style-name="P14"><text:s text:c="4"/><text:span text:style-name="T6">default void </text:span><text:span text:style-name="T10">display</text:span><text:span text:style-name="T8">(){</text:span></text:p>
      <text:p text:style-name="P14"><text:s text:c="8"/><text:span text:style-name="T8">System.</text:span><text:span text:style-name="T12">out</text:span><text:span text:style-name="T8">.println(</text:span><text:span text:style-name="T14">"inter1"</text:span><text:span text:style-name="T8">)</text:span><text:span text:style-name="T6">;</text:span></text:p>
      <text:p text:style-name="P14"><text:span text:style-name="T5"><text:s text:c="4"/></text:span><text:span text:style-name="T8">}</text:span></text:p>
      <text:p text:style-name="P10">}</text:p>
      <text:p text:style-name="P10"><text:span text:style-name="T5">public class </text:span>DefaultMethods <text:span text:style-name="T5">implements </text:span>inter1 {</text:p>
      <text:p text:style-name="P14"><text:s text:c="4"/><text:span text:style-name="T6">public static void </text:span><text:span text:style-name="T10">main</text:span><text:span text:style-name="T8">(String[] args) {</text:span></text:p>
      <text:p text:style-name="P14"><text:s text:c="8"/><text:span text:style-name="T8">DefaultMethods defaultMethods=</text:span><text:span text:style-name="T6">new </text:span><text:span text:style-name="T8">DefaultMethods()</text:span><text:span text:style-name="T6">;</text:span></text:p>
      <text:p text:style-name="P14"><text:span text:style-name="T5"><text:s text:c="8"/></text:span><text:span text:style-name="T8">defaultMethods.display()</text:span><text:span text:style-name="T6">;</text:span></text:p>
      <text:p text:style-name="P14"><text:span text:style-name="T5"><text:s text:c="4"/></text:span><text:span text:style-name="T8">}</text:span></text:p>
      <text:p text:style-name="P17">}</text:p>
      <text:p text:style-name="P3"><text:span text:style-name="T4"/></text:p>
      <text:list xml:id="list161058314262631" text:continue-numbering="true" text:style-name="L1">
        <text:list-item>
          <text:p text:style-name="P4">Override the default method of the interface.</text:p>
        </text:list-item>
      </text:list>
      <text:p text:style-name="P3"/>
      <text:p text:style-name="Text_20_body"><text:span text:style-name="T2"><text:tab/></text:span><text:span text:style-name="T6">interface </text:span><text:span text:style-name="T15">inter3 {</text:span></text:p>
      <text:p text:style-name="P14"><text:s text:c="4"/><text:span text:style-name="T6">default void </text:span><text:span text:style-name="T10">display</text:span><text:span text:style-name="T8">(){</text:span></text:p>
      <text:p text:style-name="P14"><text:s text:c="8"/><text:span text:style-name="T8">System.</text:span><text:span text:style-name="T12">out</text:span><text:span text:style-name="T8">.println(</text:span><text:span text:style-name="T14">"inter3"</text:span><text:span text:style-name="T8">)</text:span><text:span text:style-name="T6">;</text:span></text:p>
      <text:p text:style-name="P14"><text:span text:style-name="T5"><text:s text:c="4"/></text:span><text:span text:style-name="T8">}</text:span></text:p>
      <text:p text:style-name="P10">}</text:p>
      <text:p text:style-name="P10"><text:span text:style-name="T5">public class </text:span>DefaultMethodOverride <text:span text:style-name="T5">implements </text:span>inter3 {</text:p>
      <text:p text:style-name="P14"><text:s text:c="4"/><text:span text:style-name="T6">public void </text:span><text:span text:style-name="T10">display</text:span><text:span text:style-name="T8">(){</text:span></text:p>
      <text:p text:style-name="P14"><text:s text:c="8"/><text:span text:style-name="T8">System.</text:span><text:span text:style-name="T12">out</text:span><text:span text:style-name="T8">.println(</text:span><text:span text:style-name="T14">"DefaultMethods"</text:span><text:span text:style-name="T8">)</text:span><text:span text:style-name="T6">;</text:span></text:p>
      <text:p text:style-name="P14"><text:span text:style-name="T5"><text:s text:c="4"/></text:span><text:span text:style-name="T8">}</text:span></text:p>
      <text:p text:style-name="P14"><text:soft-page-break/><text:s text:c="4"/><text:span text:style-name="T6">public static void </text:span><text:span text:style-name="T10">main</text:span><text:span text:style-name="T8">(String[] args) {</text:span></text:p>
      <text:p text:style-name="P14"><text:s text:c="8"/><text:span text:style-name="T8">DefaultMethodOverride defaultMethods=</text:span><text:span text:style-name="T6">new </text:span><text:span text:style-name="T8">DefaultMethodOverride()</text:span><text:span text:style-name="T6">;</text:span></text:p>
      <text:p text:style-name="P14"><text:span text:style-name="T5"><text:s text:c="8"/></text:span><text:span text:style-name="T8">defaultMethods.display()</text:span><text:span text:style-name="T6">;</text:span></text:p>
      <text:p text:style-name="P14"><text:span text:style-name="T5"><text:s text:c="4"/></text:span><text:span text:style-name="T8">}</text:span></text:p>
      <text:p text:style-name="P17">}</text:p>
      <text:p text:style-name="P3"/>
      <text:list xml:id="list161056844363226" text:continue-numbering="true" text:style-name="L1">
        <text:list-item>
          <text:p text:style-name="P4">Implement multiple inheritance with default method inside interface.</text:p>
        </text:list-item>
      </text:list>
      <text:p text:style-name="P3"/>
      <text:p text:style-name="Text_20_body"><text:span text:style-name="T2"><text:tab/></text:span><text:span text:style-name="T6">interface </text:span><text:span text:style-name="T15">inter4{</text:span></text:p>
      <text:p text:style-name="P14"><text:s text:c="4"/><text:span text:style-name="T6">default void </text:span><text:span text:style-name="T10">display</text:span><text:span text:style-name="T8">(){</text:span></text:p>
      <text:p text:style-name="P14"><text:s text:c="8"/><text:span text:style-name="T8">System.</text:span><text:span text:style-name="T12">out</text:span><text:span text:style-name="T8">.println(</text:span><text:span text:style-name="T14">"inter1"</text:span><text:span text:style-name="T8">)</text:span><text:span text:style-name="T6">;</text:span></text:p>
      <text:p text:style-name="P14"><text:span text:style-name="T5"><text:s text:c="4"/></text:span><text:span text:style-name="T8">}</text:span></text:p>
      <text:p text:style-name="P10">}</text:p>
      <text:p text:style-name="P10"><text:span text:style-name="T5">interface </text:span>child1 <text:span text:style-name="T5">extends </text:span>inter4{</text:p>
      <text:p text:style-name="P14"><text:s text:c="4"/><text:span text:style-name="T6">default void </text:span><text:span text:style-name="T10">display</text:span><text:span text:style-name="T8">(){</text:span></text:p>
      <text:p text:style-name="P14"><text:s text:c="8"/><text:span text:style-name="T8">System.</text:span><text:span text:style-name="T12">out</text:span><text:span text:style-name="T8">.println(</text:span><text:span text:style-name="T14">"child1"</text:span><text:span text:style-name="T8">)</text:span><text:span text:style-name="T6">;</text:span></text:p>
      <text:p text:style-name="P14"><text:span text:style-name="T5"><text:s text:c="4"/></text:span><text:span text:style-name="T8">}</text:span></text:p>
      <text:p text:style-name="P10">}</text:p>
      <text:p text:style-name="P10"><text:span text:style-name="T5">interface </text:span>child2 <text:span text:style-name="T5">extends </text:span>inter4{</text:p>
      <text:p text:style-name="P14"><text:s text:c="4"/><text:span text:style-name="T6">default void </text:span><text:span text:style-name="T10">display</text:span><text:span text:style-name="T8">(){</text:span></text:p>
      <text:p text:style-name="P14"><text:s text:c="8"/><text:span text:style-name="T8">System.</text:span><text:span text:style-name="T12">out</text:span><text:span text:style-name="T8">.println(</text:span><text:span text:style-name="T14">"child2"</text:span><text:span text:style-name="T8">)</text:span><text:span text:style-name="T6">;</text:span></text:p>
      <text:p text:style-name="P14"><text:span text:style-name="T5"><text:s text:c="4"/></text:span><text:span text:style-name="T8">}</text:span></text:p>
      <text:p text:style-name="P10">}</text:p>
      <text:p text:style-name="P10"><text:span text:style-name="T5">public class </text:span>DefaultMethodsInheritance <text:span text:style-name="T5">implements </text:span>child1<text:span text:style-name="T5">,</text:span>child2 {</text:p>
      <text:p text:style-name="P14"><text:s text:c="4"/><text:span text:style-name="T6">public void </text:span><text:span text:style-name="T10">display</text:span><text:span text:style-name="T8">(){</text:span></text:p>
      <text:p text:style-name="P14"><text:s text:c="8"/><text:span text:style-name="T8">System.</text:span><text:span text:style-name="T12">out</text:span><text:span text:style-name="T8">.println(</text:span><text:span text:style-name="T14">"DefaultMethods"</text:span><text:span text:style-name="T8">)</text:span><text:span text:style-name="T6">;</text:span></text:p>
      <text:p text:style-name="P14"><text:span text:style-name="T5"><text:s text:c="4"/></text:span><text:span text:style-name="T8">}</text:span></text:p>
      <text:p text:style-name="P14"><text:s text:c="4"/><text:span text:style-name="T6">public static void </text:span><text:span text:style-name="T10">main</text:span><text:span text:style-name="T8">(String[] args) {</text:span></text:p>
      <text:p text:style-name="P14"><text:s text:c="8"/><text:span text:style-name="T8">DefaultMethodsInheritance defaultMethods=</text:span><text:span text:style-name="T6">new </text:span><text:span text:style-name="T8">DefaultMethodsInheritance()</text:span><text:span text:style-name="T6">;</text:span></text:p>
      <text:p text:style-name="P14"><text:span text:style-name="T5"><text:s text:c="8"/></text:span><text:span text:style-name="T8">defaultMethods.display()</text:span><text:span text:style-name="T6">;</text:span></text:p>
      <text:p text:style-name="P14"><text:span text:style-name="T5"><text:s text:c="4"/></text:span><text:span text:style-name="T8">}</text:span></text:p>
      <text:p text:style-name="P17">}</text:p>
      <text:p text:style-name="P3"/>
      <text:list xml:id="list161057882957621" text:continue-numbering="true" text:style-name="L1">
        <text:list-item>
          <text:p text:style-name="P4">Collect all the even numbers from an integer list.</text:p>
        </text:list-item>
      </text:list>
      <text:p text:style-name="P3"/>
      <text:p text:style-name="Text_20_body"><text:span text:style-name="T2"><text:tab/></text:span><text:span text:style-name="T6">import </text:span><text:span text:style-name="T15">java.util.Arrays</text:span><text:span text:style-name="T6">;</text:span></text:p>
      <text:p text:style-name="P10"><text:span text:style-name="T5">import </text:span>java.util.List<text:span text:style-name="T5">;</text:span></text:p>
      <text:p text:style-name="P10"><text:span text:style-name="T5">import </text:span>java.util.stream.Collectors<text:span text:style-name="T5">;</text:span></text:p>
      <text:p text:style-name="P10"><text:span text:style-name="T5">public class </text:span>EvenNumber</text:p>
      <text:p text:style-name="P10">{</text:p>
      <text:p text:style-name="P14"><text:s text:c="4"/><text:span text:style-name="T6">public static void </text:span><text:span text:style-name="T10">main</text:span><text:span text:style-name="T8">(String[] args) {</text:span></text:p>
      <text:p text:style-name="P14"><text:s text:c="8"/><text:span text:style-name="T8">List&lt;Integer&gt; list= Arrays.</text:span><text:span text:style-name="T9">asList</text:span><text:span text:style-name="T8">(</text:span><text:span text:style-name="T13">1</text:span><text:span text:style-name="T6">,</text:span><text:span text:style-name="T13">2</text:span><text:span text:style-name="T6">,</text:span><text:span text:style-name="T13">4</text:span><text:span text:style-name="T6">,</text:span><text:span text:style-name="T13">8</text:span><text:span text:style-name="T6">,</text:span><text:span text:style-name="T13">10</text:span><text:span text:style-name="T6">,</text:span><text:span text:style-name="T13">6</text:span><text:span text:style-name="T8">)</text:span><text:span text:style-name="T6">;</text:span></text:p>
      <text:p text:style-name="P14"><text:span text:style-name="T5"><text:s text:c="8"/></text:span><text:span text:style-name="T8">System.</text:span><text:span text:style-name="T12">out</text:span><text:span text:style-name="T8">.println(</text:span></text:p>
      <text:p text:style-name="P14"><text:s text:c="16"/><text:span text:style-name="T8">list.stream().filter(e-&gt; e%</text:span><text:span text:style-name="T13">2</text:span><text:span text:style-name="T8">==</text:span><text:span text:style-name="T13">0</text:span><text:span text:style-name="T8">).collect(Collectors.</text:span><text:span text:style-name="T9">toList</text:span><text:span text:style-name="T8">())</text:span></text:p>
      <text:p text:style-name="P14"><text:s text:c="8"/><text:span text:style-name="T8">)</text:span><text:span text:style-name="T6">;</text:span></text:p>
      <text:p text:style-name="P14"><text:span text:style-name="T5"><text:s text:c="4"/></text:span><text:span text:style-name="T8">}</text:span></text:p>
      <text:p text:style-name="P17">}</text:p>
      <text:p text:style-name="P3"/>
      <text:list xml:id="list161058252305410" text:continue-numbering="true" text:style-name="L1">
        <text:list-item>
          <text:p text:style-name="P4">Sum all the numbers greater than 5 in the integer list.</text:p>
        </text:list-item>
      </text:list>
      <text:p text:style-name="P3"/>
      <text:list xml:id="list161057423180598" text:continue-numbering="true" text:style-name="L1">
        <text:list-header>
          <text:p text:style-name="P12"><text:span text:style-name="T5">import </text:span>java.util.Arrays<text:span text:style-name="T5">;</text:span></text:p>
        </text:list-header>
      </text:list>
      <text:p text:style-name="P13"><text:span text:style-name="T5">import </text:span>java.util.List<text:span text:style-name="T5">;</text:span></text:p>
      <text:p text:style-name="P13"><text:span text:style-name="T5">public class </text:span>FilterSum</text:p>
      <text:p text:style-name="P13"><text:soft-page-break/>{</text:p>
      <text:p text:style-name="P15"><text:s text:c="4"/><text:span text:style-name="T6">public static void </text:span><text:span text:style-name="T10">main</text:span><text:span text:style-name="T8">(String[] args) {</text:span></text:p>
      <text:p text:style-name="P15"><text:s text:c="8"/><text:span text:style-name="T8">List&lt;Integer&gt; list= Arrays.</text:span><text:span text:style-name="T9">asList</text:span><text:span text:style-name="T8">(</text:span><text:span text:style-name="T13">1</text:span><text:span text:style-name="T6">,</text:span><text:span text:style-name="T13">3</text:span><text:span text:style-name="T6">,</text:span><text:span text:style-name="T13">4</text:span><text:span text:style-name="T6">,</text:span><text:span text:style-name="T13">5</text:span><text:span text:style-name="T6">,</text:span><text:span text:style-name="T13">7</text:span><text:span text:style-name="T6">,</text:span><text:span text:style-name="T13">8</text:span><text:span text:style-name="T6">,</text:span><text:span text:style-name="T13">0</text:span><text:span text:style-name="T6">,</text:span><text:span text:style-name="T13">10</text:span><text:span text:style-name="T6">,</text:span><text:span text:style-name="T13">15</text:span><text:span text:style-name="T8">)</text:span><text:span text:style-name="T6">;</text:span></text:p>
      <text:p text:style-name="P15"><text:span text:style-name="T5"><text:s text:c="8"/></text:span><text:span text:style-name="T8">System.</text:span><text:span text:style-name="T12">out</text:span><text:span text:style-name="T8">.println(list.stream().filter(e-&gt;e&gt;</text:span><text:span text:style-name="T13">5</text:span><text:span text:style-name="T8">).reduce(</text:span><text:span text:style-name="T13">0</text:span><text:span text:style-name="T6">,</text:span><text:span text:style-name="T8">(a</text:span><text:span text:style-name="T6">,</text:span><text:span text:style-name="T8">b)-&gt;a+b))</text:span><text:span text:style-name="T6">;</text:span></text:p>
      <text:p text:style-name="P15"><text:span text:style-name="T5"><text:s text:c="4"/></text:span><text:span text:style-name="T8">}</text:span></text:p>
      <text:p text:style-name="P18"/>
      <text:p text:style-name="P3"><text:tab/></text:p>
      <text:list xml:id="list161056902263006" text:continue-numbering="true" text:style-name="L1">
        <text:list-item>
          <text:p text:style-name="P4">Find average of the number inside integer list after doubling it.</text:p>
          <text:p text:style-name="P11"><text:span text:style-name="T5">import </text:span>java.util.Arrays<text:span text:style-name="T5">;</text:span></text:p>
        </text:list-item>
      </text:list>
      <text:p text:style-name="P10"><text:span text:style-name="T5">import </text:span>java.util.List<text:span text:style-name="T5">;</text:span></text:p>
      <text:p text:style-name="P10"><text:span text:style-name="T5">import </text:span>java.util.stream.Collectors<text:span text:style-name="T5">;</text:span></text:p>
      <text:p text:style-name="P10"><text:span text:style-name="T5">public class </text:span>Average</text:p>
      <text:p text:style-name="P10">{</text:p>
      <text:p text:style-name="P14"><text:s text:c="4"/><text:span text:style-name="T6">public static void </text:span><text:span text:style-name="T10">main</text:span><text:span text:style-name="T8">(String[] args) {</text:span></text:p>
      <text:p text:style-name="P14"><text:s text:c="8"/><text:span text:style-name="T8">List&lt;Integer&gt; list= Arrays.</text:span><text:span text:style-name="T9">asList</text:span><text:span text:style-name="T8">(</text:span><text:span text:style-name="T13">1</text:span><text:span text:style-name="T6">,</text:span><text:span text:style-name="T13">2</text:span><text:span text:style-name="T6">,</text:span><text:span text:style-name="T13">3</text:span><text:span text:style-name="T6">,</text:span><text:span text:style-name="T13">4</text:span><text:span text:style-name="T6">,</text:span><text:span text:style-name="T13">5</text:span><text:span text:style-name="T6">,</text:span><text:span text:style-name="T13">6</text:span><text:span text:style-name="T8">)</text:span><text:span text:style-name="T6">;</text:span></text:p>
      <text:p text:style-name="P14"><text:span text:style-name="T5"><text:s text:c="8"/></text:span><text:span text:style-name="T8">System.</text:span><text:span text:style-name="T12">out</text:span><text:span text:style-name="T8">.println(</text:span><text:span text:style-name="T14">"The Average of the numbers in the list: "</text:span><text:span text:style-name="T8">+list.stream().collect(Collectors.</text:span><text:span text:style-name="T9">averagingInt</text:span><text:span text:style-name="T8">(x-&gt;x*</text:span><text:span text:style-name="T13">2</text:span><text:span text:style-name="T8">)))</text:span><text:span text:style-name="T6">;</text:span></text:p>
      <text:p text:style-name="P14"><text:span text:style-name="T5"><text:s text:c="4"/></text:span><text:span text:style-name="T8">}</text:span></text:p>
      <text:p text:style-name="P17">}</text:p>
      <text:p text:style-name="P17">}</text:p>
      <text:list xml:id="list161057504532376" text:continue-numbering="true" text:style-name="L1">
        <text:list-header>
          <text:p text:style-name="P4"/>
        </text:list-header>
        <text:list-item>
          <text:p text:style-name="P4">Find the first even number in the integer list which is greater than 3. </text:p>
          <text:p text:style-name="P11"><text:span text:style-name="T5">import </text:span>java.util.Arrays<text:span text:style-name="T5">;</text:span></text:p>
        </text:list-item>
      </text:list>
      <text:p text:style-name="P10"><text:span text:style-name="T5">import </text:span>java.util.List<text:span text:style-name="T5">;</text:span></text:p>
      <text:p text:style-name="P10"><text:span text:style-name="T5">import </text:span>java.util.stream.Collectors<text:span text:style-name="T5">;</text:span></text:p>
      <text:p text:style-name="P10"><text:span text:style-name="T5">public class </text:span>FirstEven</text:p>
      <text:p text:style-name="P10">{</text:p>
      <text:p text:style-name="P14"><text:s text:c="4"/><text:span text:style-name="T6">public static void </text:span><text:span text:style-name="T10">main</text:span><text:span text:style-name="T8">(String[] args) {</text:span></text:p>
      <text:p text:style-name="P14"><text:s text:c="8"/><text:span text:style-name="T8">List&lt;Integer&gt; list= Arrays.</text:span><text:span text:style-name="T9">asList</text:span><text:span text:style-name="T8">(</text:span><text:span text:style-name="T13">1</text:span><text:span text:style-name="T6">,</text:span><text:span text:style-name="T13">2</text:span><text:span text:style-name="T6">,</text:span><text:span text:style-name="T13">3</text:span><text:span text:style-name="T6">,</text:span><text:span text:style-name="T13">5</text:span><text:span text:style-name="T6">,</text:span><text:span text:style-name="T13">6</text:span><text:span text:style-name="T6">,</text:span><text:span text:style-name="T13">7</text:span><text:span text:style-name="T6">,</text:span><text:span text:style-name="T13">8</text:span><text:span text:style-name="T6">,</text:span><text:span text:style-name="T13">9</text:span><text:span text:style-name="T8">)</text:span><text:span text:style-name="T6">;</text:span></text:p>
      <text:p text:style-name="P14"><text:span text:style-name="T5"><text:s text:c="8"/></text:span><text:span text:style-name="T8">System.</text:span><text:span text:style-name="T12">out</text:span><text:span text:style-name="T8">.println(list.stream().filter(e-&gt;e&gt;</text:span><text:span text:style-name="T13">3</text:span><text:span text:style-name="T8">&amp;&amp;e%</text:span><text:span text:style-name="T13">2</text:span><text:span text:style-name="T8">==</text:span><text:span text:style-name="T13">0</text:span><text:span text:style-name="T8">).findFirst().orElse(</text:span><text:span text:style-name="T6">null</text:span><text:span text:style-name="T8">))</text:span><text:span text:style-name="T6">;</text:span></text:p>
      <text:p text:style-name="P14"><text:span text:style-name="T5"><text:s text:c="4"/></text:span><text:span text:style-name="T8">}</text:span></text:p>
      <text:p text:style-name="P17">}</text:p>
      <text:list xml:id="list161057195582491" text:continue-numbering="true" text:style-name="L1">
        <text:list-header>
          <text:p text:style-name="P4"/>
        </text:list-header>
      </text:list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1T15:52:42.662060993</meta:creation-date>
    <dc:date>2019-03-01T16:10:56.569405203</dc:date>
    <meta:editing-duration>PT2M45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5" meta:paragraph-count="221" meta:word-count="731" meta:character-count="6746" meta:non-whitespace-character-count="5469"/>
  </office:meta>
</office:document-meta>
</file>